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868cm" fo:break-before="auto" style:use-optimal-row-height="fals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2.02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21" style:family="table-cell" style:parent-style-name="Default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4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33" style:family="table-cell" style:parent-style-name="Default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 fo:border="0.06pt solid #000000"/>
      <style:text-properties style:font-name="Bitstream Vera Sans Mono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E5"/>
      <style:map style:condition="cell-content-is-between(0,75)" style:apply-style-name="Bad" style:base-cell-address="FoML_LAB.E5"/>
      <style:map style:condition="cell-content()&gt;=75" style:apply-style-name="Good" style:base-cell-address="FoML_LAB.E5"/>
    </style:style>
    <style:style style:name="ce4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E5"/>
      <style:map style:condition="cell-content-is-between(0,75)" style:apply-style-name="Bad" style:base-cell-address="FoML_LAB.E5"/>
      <style:map style:condition="cell-content()&gt;=75" style:apply-style-name="Good" style:base-cell-address="FoML_LAB.E5"/>
    </style:style>
    <style:style style:name="ce4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F5"/>
      <style:map style:condition="cell-content()=&quot;A&quot;" style:apply-style-name="Error" style:base-cell-address="FoML_LAB.F5"/>
      <style:map style:condition="cell-content()=&quot;Sign&quot;" style:apply-style-name="Untitled1" style:base-cell-address="FoML_LAB.F5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FoML_LAB.F5"/>
      <style:map style:condition="cell-content()=&quot;A&quot;" style:apply-style-name="Error" style:base-cell-address="FoML_LAB.F5"/>
      <style:map style:condition="cell-content()=&quot;Sign&quot;" style:apply-style-name="Untitled1" style:base-cell-address="FoML_LAB.F5"/>
    </style:style>
    <style:style style:name="ce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_LAB.F5"/>
      <style:map style:condition="cell-content()=&quot;A&quot;" style:apply-style-name="Error" style:base-cell-address="FoML_LAB.F5"/>
      <style:map style:condition="cell-content()=&quot;Sign&quot;" style:apply-style-name="Untitled1" style:base-cell-address="FoML_LAB.F5"/>
    </style:style>
    <style:style style:name="ce5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F5"/>
      <style:map style:condition="cell-content()=&quot;A&quot;" style:apply-style-name="Error" style:base-cell-address="FoML_LAB.F5"/>
      <style:map style:condition="cell-content()=&quot;Sign&quot;" style:apply-style-name="Untitled1" style:base-cell-address="FoML_LAB.F5"/>
    </style:style>
    <style:style style:name="ce5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_LAB.F5"/>
      <style:map style:condition="cell-content()=&quot;A&quot;" style:apply-style-name="Error" style:base-cell-address="FoML_LAB.F5"/>
      <style:map style:condition="cell-content()=&quot;Sign&quot;" style:apply-style-name="Untitled1" style:base-cell-address="FoML_LAB.F5"/>
    </style:style>
    <style:style style:name="ce56" style:family="table-cell" style:parent-style-name="Default">
      <style:table-cell-properties fo:wrap-option="no-wrap" fo:border="0.06pt solid #000000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48" style:family="table-cell" style:parent-style-name="Default">
      <style:table-cell-properties fo:wrap-option="no-wrap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wrap-option="no-wrap" fo:border="none"/>
      <style:text-properties fo:color="#000000" style:font-name="Bitstream Vera Sans Mono" fo:font-size="10pt" style:font-size-asian="10pt" style:font-size-complex="10pt"/>
    </style:style>
    <style:style style:name="ce50" style:family="table-cell" style:parent-style-name="Default">
      <style:table-cell-properties fo:background-color="transparent" fo:wrap-option="no-wrap"/>
      <style:text-properties fo:color="#000000" style:font-name="Bitstream Vera Sans Mono" fo:font-size="10pt" style:text-underline-style="none" style:font-size-asian="10pt" style:font-size-complex="10pt"/>
    </style:style>
    <style:style style:name="ce51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Bitstream Vera Sans Mono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_LAB.E5"/>
      <style:map style:condition="cell-content-is-between(0,75)" style:apply-style-name="Bad" style:base-cell-address="ACN_LAB.E5"/>
      <style:map style:condition="cell-content()&gt;=75" style:apply-style-name="Good" style:base-cell-address="ACN_LAB.E5"/>
    </style:style>
    <style:style style:name="ce6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_LAB.E5"/>
      <style:map style:condition="cell-content-is-between(0,75)" style:apply-style-name="Bad" style:base-cell-address="ACN_LAB.E5"/>
      <style:map style:condition="cell-content()&gt;=75" style:apply-style-name="Good" style:base-cell-address="ACN_LAB.E5"/>
    </style:style>
    <style:style style:name="ce6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F5"/>
      <style:map style:condition="cell-content()=&quot;A&quot;" style:apply-style-name="Error" style:base-cell-address="ACN_LAB.F5"/>
      <style:map style:condition="cell-content()=&quot;Sign&quot;" style:apply-style-name="Untitled1" style:base-cell-address="ACN_LAB.F5"/>
    </style:style>
    <style:style style:name="ce65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ACN_LAB.F5"/>
      <style:map style:condition="cell-content()=&quot;A&quot;" style:apply-style-name="Error" style:base-cell-address="ACN_LAB.F5"/>
      <style:map style:condition="cell-content()=&quot;Sign&quot;" style:apply-style-name="Untitled1" style:base-cell-address="ACN_LAB.F5"/>
    </style:style>
    <style:style style:name="ce6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_LAB.F5"/>
      <style:map style:condition="cell-content()=&quot;A&quot;" style:apply-style-name="Error" style:base-cell-address="ACN_LAB.F5"/>
      <style:map style:condition="cell-content()=&quot;Sign&quot;" style:apply-style-name="Untitled1" style:base-cell-address="ACN_LAB.F5"/>
    </style:style>
    <style:style style:name="ce6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F5"/>
      <style:map style:condition="cell-content()=&quot;A&quot;" style:apply-style-name="Error" style:base-cell-address="ACN_LAB.F5"/>
      <style:map style:condition="cell-content()=&quot;Sign&quot;" style:apply-style-name="Untitled1" style:base-cell-address="ACN_LAB.F5"/>
    </style:style>
    <style:style style:name="ce6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_LAB.F5"/>
      <style:map style:condition="cell-content()=&quot;A&quot;" style:apply-style-name="Error" style:base-cell-address="ACN_LAB.F5"/>
      <style:map style:condition="cell-content()=&quot;Sign&quot;" style:apply-style-name="Untitled1" style:base-cell-address="ACN_LAB.F5"/>
    </style:style>
    <style:style style:name="ce6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.E5"/>
      <style:map style:condition="cell-content-is-between(0,75)" style:apply-style-name="Bad" style:base-cell-address="ACN.E5"/>
      <style:map style:condition="cell-content()&gt;=75" style:apply-style-name="Good" style:base-cell-address="ACN.E5"/>
    </style:style>
    <style:style style:name="ce7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.E5"/>
      <style:map style:condition="cell-content-is-between(0,75)" style:apply-style-name="Bad" style:base-cell-address="ACN.E5"/>
      <style:map style:condition="cell-content()&gt;=75" style:apply-style-name="Good" style:base-cell-address="ACN.E5"/>
    </style:style>
    <style:style style:name="ce7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.F5"/>
      <style:map style:condition="cell-content()=&quot;A&quot;" style:apply-style-name="Error" style:base-cell-address="ACN.F5"/>
      <style:map style:condition="cell-content()=&quot;Sign&quot;" style:apply-style-name="Untitled1" style:base-cell-address="ACN.F5"/>
    </style:style>
    <style:style style:name="ce7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ACN.F5"/>
      <style:map style:condition="cell-content()=&quot;A&quot;" style:apply-style-name="Error" style:base-cell-address="ACN.F5"/>
      <style:map style:condition="cell-content()=&quot;Sign&quot;" style:apply-style-name="Untitled1" style:base-cell-address="ACN.F5"/>
    </style:style>
    <style:style style:name="ce7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.F5"/>
      <style:map style:condition="cell-content()=&quot;A&quot;" style:apply-style-name="Error" style:base-cell-address="ACN.F5"/>
      <style:map style:condition="cell-content()=&quot;Sign&quot;" style:apply-style-name="Untitled1" style:base-cell-address="ACN.F5"/>
    </style:style>
    <style:style style:name="ce7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.F5"/>
      <style:map style:condition="cell-content()=&quot;A&quot;" style:apply-style-name="Error" style:base-cell-address="ACN.F5"/>
      <style:map style:condition="cell-content()=&quot;Sign&quot;" style:apply-style-name="Untitled1" style:base-cell-address="ACN.F5"/>
    </style:style>
    <style:style style:name="ce7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.F5"/>
      <style:map style:condition="cell-content()=&quot;A&quot;" style:apply-style-name="Error" style:base-cell-address="ACN.F5"/>
      <style:map style:condition="cell-content()=&quot;Sign&quot;" style:apply-style-name="Untitled1" style:base-cell-address="ACN.F5"/>
    </style:style>
    <style:style style:name="ce7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.E5"/>
      <style:map style:condition="cell-content-is-between(0,75)" style:apply-style-name="Bad" style:base-cell-address="FoML.E5"/>
      <style:map style:condition="cell-content()&gt;=75" style:apply-style-name="Good" style:base-cell-address="FoML.E5"/>
    </style:style>
    <style:style style:name="ce7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.E5"/>
      <style:map style:condition="cell-content-is-between(0,75)" style:apply-style-name="Bad" style:base-cell-address="FoML.E5"/>
      <style:map style:condition="cell-content()&gt;=75" style:apply-style-name="Good" style:base-cell-address="FoML.E5"/>
    </style:style>
    <style:style style:name="ce7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F5"/>
      <style:map style:condition="cell-content()=&quot;A&quot;" style:apply-style-name="Error" style:base-cell-address="FoML.F5"/>
      <style:map style:condition="cell-content()=&quot;Sign&quot;" style:apply-style-name="Untitled1" style:base-cell-address="FoML.F5"/>
    </style:style>
    <style:style style:name="ce79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FoML.F5"/>
      <style:map style:condition="cell-content()=&quot;A&quot;" style:apply-style-name="Error" style:base-cell-address="FoML.F5"/>
      <style:map style:condition="cell-content()=&quot;Sign&quot;" style:apply-style-name="Untitled1" style:base-cell-address="FoML.F5"/>
    </style:style>
    <style:style style:name="ce8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.F5"/>
      <style:map style:condition="cell-content()=&quot;A&quot;" style:apply-style-name="Error" style:base-cell-address="FoML.F5"/>
      <style:map style:condition="cell-content()=&quot;Sign&quot;" style:apply-style-name="Untitled1" style:base-cell-address="FoML.F5"/>
    </style:style>
    <style:style style:name="ce8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F5"/>
      <style:map style:condition="cell-content()=&quot;A&quot;" style:apply-style-name="Error" style:base-cell-address="FoML.F5"/>
      <style:map style:condition="cell-content()=&quot;Sign&quot;" style:apply-style-name="Untitled1" style:base-cell-address="FoML.F5"/>
    </style:style>
    <style:style style:name="ce8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.F5"/>
      <style:map style:condition="cell-content()=&quot;A&quot;" style:apply-style-name="Error" style:base-cell-address="FoML.F5"/>
      <style:map style:condition="cell-content()=&quot;Sign&quot;" style:apply-style-name="Untitled1" style:base-cell-address="FoML.F5"/>
    </style:style>
  </office:automatic-styles>
  <office:body>
    <office:spreadsheet>
      <table:calculation-settings table:automatic-find-labels="false" table:use-regular-expressions="false" table:use-wildcards="true"/>
      <table:table table:name="FoML" table:style-name="ta1" table:print-ranges="FoML.A1:FoML.AD27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column table:style-name="co4" table:default-cell-style-name="ce37"/>
        <table:table-column table:style-name="co5" table:default-cell-style-name="ce37"/>
        <table:table-column table:style-name="co6" table:number-columns-repeated="25" table:default-cell-style-name="ce33"/>
        <table:table-column table:style-name="co7" table:number-columns-repeated="993" table:default-cell-style-name="ce33"/>
        <table:table-header-rows>
          <table:table-row table:style-name="ro1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Topic</text:p>
            </table:table-cell>
            <table:table-cell table:style-name="ce35" office:value-type="string" calcext:value-type="string" table:number-columns-spanned="1" table:number-rows-spanned="3">
              <text:p>Attendance</text:p>
            </table:table-cell>
            <table:table-cell table:style-name="ce35" table:number-columns-repeated="6"/>
            <table:table-cell table:style-name="ce21" table:number-columns-repeated="19"/>
            <table:table-cell table:number-columns-repeated="993"/>
          </table:table-row>
          <table:table-row table:style-name="ro2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Day</text:p>
            </table:table-cell>
            <table:covered-table-cell table:style-name="ce35"/>
            <table:table-cell table:style-name="ce35" table:number-columns-repeated="25"/>
            <table:table-cell table:number-columns-repeated="993"/>
          </table:table-row>
          <table:table-row table:style-name="ro3">
            <table:table-cell table:style-name="ce13"/>
            <table:table-cell table:style-name="ce24" table:number-columns-repeated="2"/>
            <table:table-cell table:style-name="ce36" office:value-type="string" calcext:value-type="string">
              <text:p>Date</text:p>
            </table:table-cell>
            <table:covered-table-cell table:style-name="ce36"/>
            <table:table-cell table:style-name="ce36" table:number-columns-repeated="25"/>
            <table:table-cell table:style-name="ce47" table:number-columns-repeated="993"/>
          </table:table-row>
          <table:table-row table:style-name="ro4">
            <table:table-cell table:style-name="ce14" office:value-type="string" calcext:value-type="string">
              <text:p>Branch</text:p>
            </table:table-cell>
            <table:table-cell table:style-name="ce25" office:value-type="string" calcext:value-type="string">
              <text:p>S.No.</text:p>
            </table:table-cell>
            <table:table-cell table:style-name="ce34" office:value-type="string" calcext:value-type="string">
              <text:p>Roll Number</text:p>
            </table:table-cell>
            <table:table-cell table:style-name="ce25" office:value-type="string" calcext:value-type="string">
              <text:p>Name</text:p>
            </table:table-cell>
            <table:table-cell table:style-name="ce25" table:number-columns-repeated="16"/>
            <table:table-cell table:style-name="ce56" table:number-columns-repeated="5"/>
            <table:table-cell table:style-name="ce25"/>
            <table:table-cell table:style-name="ce56" table:number-columns-repeated="4"/>
            <table:table-cell table:style-name="ce48" table:number-columns-repeated="993"/>
          </table:table-row>
        </table:table-header-rows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39" table:formula="of:=COUNTIF([.E5:.T5];&quot;P&quot;)/(COUNTIF([.E5:.T5];&quot;P&quot;)+COUNTIF([.E5:.T5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39" table:formula="of:=COUNTIF([.E6:.T6];&quot;P&quot;)/(COUNTIF([.E6:.T6];&quot;P&quot;)+COUNTIF([.E6:.T6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39" table:formula="of:=COUNTIF([.E7:.T7];&quot;P&quot;)/(COUNTIF([.E7:.T7];&quot;P&quot;)+COUNTIF([.E7:.T7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39" table:formula="of:=COUNTIF([.E8:.T8];&quot;P&quot;)/(COUNTIF([.E8:.T8];&quot;P&quot;)+COUNTIF([.E8:.T8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39" table:formula="of:=COUNTIF([.E9:.T9];&quot;P&quot;)/(COUNTIF([.E9:.T9];&quot;P&quot;)+COUNTIF([.E9:.T9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2"/>
          <table:table-cell table:style-name="ce39" table:formula="of:=COUNTIF([.E10:.T10];&quot;P&quot;)/(COUNTIF([.E10:.T10];&quot;P&quot;)+COUNTIF([.E10:.T10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39" table:formula="of:=COUNTIF([.E11:.T11];&quot;P&quot;)/(COUNTIF([.E11:.T11];&quot;P&quot;)+COUNTIF([.E11:.T11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8" calcext:value-type="float">
            <text:p>8</text:p>
          </table:table-cell>
          <table:table-cell table:style-name="ce30" table:number-columns-repeated="2"/>
          <table:table-cell table:style-name="ce39" table:formula="of:=COUNTIF([.E12:.T12];&quot;P&quot;)/(COUNTIF([.E12:.T12];&quot;P&quot;)+COUNTIF([.E12:.T12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2"/>
          <table:table-cell table:style-name="ce39" table:formula="of:=COUNTIF([.E13:.T13];&quot;P&quot;)/(COUNTIF([.E13:.T13];&quot;P&quot;)+COUNTIF([.E13:.T13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39" table:formula="of:=COUNTIF([.E14:.T14];&quot;P&quot;)/(COUNTIF([.E14:.T14];&quot;P&quot;)+COUNTIF([.E14:.T14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39" table:formula="of:=COUNTIF([.E15:.T15];&quot;P&quot;)/(COUNTIF([.E15:.T15];&quot;P&quot;)+COUNTIF([.E15:.T15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2"/>
          <table:table-cell table:style-name="ce39" table:formula="of:=COUNTIF([.E16:.T16];&quot;P&quot;)/(COUNTIF([.E16:.T16];&quot;P&quot;)+COUNTIF([.E16:.T16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number-columns-repeated="2"/>
          <table:table-cell table:style-name="ce39" table:formula="of:=COUNTIF([.E17:.T17];&quot;P&quot;)/(COUNTIF([.E17:.T17];&quot;P&quot;)+COUNTIF([.E17:.T17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2"/>
          <table:table-cell table:style-name="ce39" table:formula="of:=COUNTIF([.E18:.T18];&quot;P&quot;)/(COUNTIF([.E18:.T18];&quot;P&quot;)+COUNTIF([.E18:.T18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5" calcext:value-type="float">
            <text:p>15</text:p>
          </table:table-cell>
          <table:table-cell table:style-name="ce28" table:number-columns-repeated="2"/>
          <table:table-cell table:style-name="ce39" table:formula="of:=COUNTIF([.E19:.T19];&quot;P&quot;)/(COUNTIF([.E19:.T19];&quot;P&quot;)+COUNTIF([.E19:.T19];&quot;A&quot;))*100" office:value-type="string" office:string-value="" calcext:value-type="error">
            <text:p>#DIV/0!</text:p>
          </table:table-cell>
          <table:table-cell table:style-name="ce42" table:number-columns-repeated="6"/>
          <table:table-cell table:style-name="ce41" table:number-columns-repeated="19"/>
          <table:table-cell table:style-name="ce50"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2"/>
          <table:table-cell table:style-name="ce39" table:formula="of:=COUNTIF([.E20:.T20];&quot;P&quot;)/(COUNTIF([.E20:.T20];&quot;P&quot;)+COUNTIF([.E20:.T20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2"/>
          <table:table-cell table:style-name="ce39" table:formula="of:=COUNTIF([.E21:.T21];&quot;P&quot;)/(COUNTIF([.E21:.T21];&quot;P&quot;)+COUNTIF([.E21:.T21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2"/>
          <table:table-cell table:style-name="ce39" table:formula="of:=COUNTIF([.E22:.T22];&quot;P&quot;)/(COUNTIF([.E22:.T22];&quot;P&quot;)+COUNTIF([.E22:.T22];&quot;A&quot;))*100" office:value-type="string" office:string-value="" calcext:value-type="error">
            <text:p>#DIV/0!</text:p>
          </table:table-cell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2"/>
          <table:table-cell table:style-name="ce39"/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0" calcext:value-type="float">
            <text:p>20</text:p>
          </table:table-cell>
          <table:table-cell table:style-name="ce31" table:number-columns-repeated="2"/>
          <table:table-cell table:style-name="ce39"/>
          <table:table-cell table:style-name="ce31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number-columns-repeated="2"/>
          <table:table-cell table:style-name="ce39"/>
          <table:table-cell table:style-name="ce43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2"/>
          <table:table-cell table:style-name="ce39"/>
          <table:table-cell table:style-name="ce4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2"/>
          <table:table-cell table:style-name="ce39"/>
          <table:table-cell table:style-name="ce41" table:number-columns-repeated="25"/>
          <table:table-cell table:number-columns-repeated="993"/>
        </table:table-row>
        <table:table-row table:style-name="ro5" table:number-rows-repeated="8">
          <table:table-cell table:style-name="ce5"/>
          <table:table-cell table:style-name="ce16" table:number-columns-repeated="3"/>
          <table:table-cell table:style-name="ce45"/>
          <table:table-cell table:style-name="ce54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45"/>
          <table:table-cell table:style-name="ce55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45"/>
          <table:table-cell table:style-name="ce55" table:number-columns-repeated="7"/>
          <table:table-cell table:style-name="ce54" table:number-columns-repeated="13"/>
          <table:table-cell table:number-columns-repeated="998"/>
        </table:table-row>
        <table:table-row table:style-name="ro5" table:number-rows-repeated="6">
          <table:table-cell table:style-name="ce5"/>
          <table:table-cell table:style-name="ce16" table:number-columns-repeated="3"/>
          <table:table-cell table:style-name="ce45"/>
          <table:table-cell table:style-name="ce55" table:number-columns-repeated="20"/>
          <table:table-cell table:number-columns-repeated="998"/>
        </table:table-row>
        <table:table-row table:style-name="ro5" table:number-rows-repeated="2">
          <table:table-cell table:style-name="ce5"/>
          <table:table-cell table:style-name="ce22" table:number-columns-repeated="3"/>
          <table:table-cell table:style-name="ce45"/>
          <table:table-cell table:style-name="ce55" table:number-columns-repeated="20"/>
          <table:table-cell table:number-columns-repeated="998"/>
        </table:table-row>
        <table:table-row table:style-name="ro5" table:number-rows-repeated="9">
          <table:table-cell table:style-name="ce6"/>
          <table:table-cell table:style-name="ce16" table:number-columns-repeated="3"/>
          <table:table-cell table:style-name="ce45"/>
          <table:table-cell table:style-name="ce54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22" table:number-columns-repeated="3"/>
          <table:table-cell table:style-name="ce45"/>
          <table:table-cell table:style-name="ce55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45"/>
          <table:table-cell table:style-name="ce54" table:number-columns-repeated="20"/>
          <table:table-cell table:number-columns-repeated="998"/>
        </table:table-row>
        <table:table-row table:style-name="ro4" table:number-rows-repeated="1048519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FoML.F5:FoML.M6 FoML.Y5:FoML.AD23 FoML.F25:FoML.Y56 FoML.F6:FoML.X23 FoML.N5:FoML.X5 FoML.Z25:FoML.AD27">
            <calcext:condition calcext:apply-style-name="Good" calcext:value="=&quot;P&quot;" calcext:base-cell-address="FoML_LAB.F5"/>
            <calcext:condition calcext:apply-style-name="Error" calcext:value="=&quot;A&quot;" calcext:base-cell-address="FoML_LAB.F5"/>
            <calcext:condition calcext:apply-style-name="Untitled1" calcext:value="=&quot;Sign&quot;" calcext:base-cell-address="FoML_LAB.F5"/>
          </calcext:conditional-format>
          <calcext:conditional-format calcext:target-range-address="FoML.E5:FoML.E56">
            <calcext:condition calcext:apply-style-name="Text" calcext:value="=0" calcext:base-cell-address="FoML_LAB.E5"/>
            <calcext:condition calcext:apply-style-name="Bad" calcext:value="between(0,75)" calcext:base-cell-address="FoML_LAB.E5"/>
            <calcext:condition calcext:apply-style-name="Good" calcext:value="&gt;=75" calcext:base-cell-address="FoML_LAB.E5"/>
          </calcext:conditional-format>
        </calcext:conditional-formats>
      </table:table>
      <table:table table:name="FoML_LAB" table:style-name="ta1" table:print-ranges="FoML_LAB.A1:FoML_LAB.AD27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column table:style-name="co4" table:default-cell-style-name="ce37"/>
        <table:table-column table:style-name="co5" table:default-cell-style-name="ce37"/>
        <table:table-column table:style-name="co6" table:number-columns-repeated="25" table:default-cell-style-name="ce33"/>
        <table:table-column table:style-name="co7" table:number-columns-repeated="993" table:default-cell-style-name="ce33"/>
        <table:table-header-rows>
          <table:table-row table:style-name="ro1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Topic</text:p>
            </table:table-cell>
            <table:table-cell table:style-name="ce35" office:value-type="string" calcext:value-type="string" table:number-columns-spanned="1" table:number-rows-spanned="3">
              <text:p>Attendance</text:p>
            </table:table-cell>
            <table:table-cell table:style-name="ce35" table:number-columns-repeated="6"/>
            <table:table-cell table:style-name="ce21" table:number-columns-repeated="19"/>
            <table:table-cell table:number-columns-repeated="993"/>
          </table:table-row>
          <table:table-row table:style-name="ro2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Day</text:p>
            </table:table-cell>
            <table:covered-table-cell table:style-name="ce35"/>
            <table:table-cell table:style-name="ce35" table:number-columns-repeated="25"/>
            <table:table-cell table:number-columns-repeated="993"/>
          </table:table-row>
          <table:table-row table:style-name="ro3">
            <table:table-cell table:style-name="ce13"/>
            <table:table-cell table:style-name="ce24" table:number-columns-repeated="2"/>
            <table:table-cell table:style-name="ce36" office:value-type="string" calcext:value-type="string">
              <text:p>Date</text:p>
            </table:table-cell>
            <table:covered-table-cell table:style-name="ce36"/>
            <table:table-cell table:style-name="ce36" table:number-columns-repeated="25"/>
            <table:table-cell table:style-name="ce47" table:number-columns-repeated="993"/>
          </table:table-row>
          <table:table-row table:style-name="ro4">
            <table:table-cell table:style-name="ce14" office:value-type="string" calcext:value-type="string">
              <text:p>Branch</text:p>
            </table:table-cell>
            <table:table-cell table:style-name="ce25" office:value-type="string" calcext:value-type="string">
              <text:p>S.No.</text:p>
            </table:table-cell>
            <table:table-cell table:style-name="ce34" office:value-type="string" calcext:value-type="string">
              <text:p>Roll Number</text:p>
            </table:table-cell>
            <table:table-cell table:style-name="ce25" office:value-type="string" calcext:value-type="string">
              <text:p>Name</text:p>
            </table:table-cell>
            <table:table-cell table:style-name="ce25" table:number-columns-repeated="16"/>
            <table:table-cell table:style-name="ce56" table:number-columns-repeated="5"/>
            <table:table-cell table:style-name="ce25"/>
            <table:table-cell table:style-name="ce56" table:number-columns-repeated="4"/>
            <table:table-cell table:style-name="ce48" table:number-columns-repeated="993"/>
          </table:table-row>
        </table:table-header-rows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62" table:formula="of:=COUNTIF([.E5:.T5];&quot;P&quot;)/(COUNTIF([.E5:.T5];&quot;P&quot;)+COUNTIF([.E5:.T5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62" table:formula="of:=COUNTIF([.E6:.T6];&quot;P&quot;)/(COUNTIF([.E6:.T6];&quot;P&quot;)+COUNTIF([.E6:.T6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62" table:formula="of:=COUNTIF([.E7:.T7];&quot;P&quot;)/(COUNTIF([.E7:.T7];&quot;P&quot;)+COUNTIF([.E7:.T7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62" table:formula="of:=COUNTIF([.E8:.T8];&quot;P&quot;)/(COUNTIF([.E8:.T8];&quot;P&quot;)+COUNTIF([.E8:.T8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62" table:formula="of:=COUNTIF([.E9:.T9];&quot;P&quot;)/(COUNTIF([.E9:.T9];&quot;P&quot;)+COUNTIF([.E9:.T9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2"/>
          <table:table-cell table:style-name="ce62" table:formula="of:=COUNTIF([.E10:.T10];&quot;P&quot;)/(COUNTIF([.E10:.T10];&quot;P&quot;)+COUNTIF([.E10:.T10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62" table:formula="of:=COUNTIF([.E11:.T11];&quot;P&quot;)/(COUNTIF([.E11:.T11];&quot;P&quot;)+COUNTIF([.E11:.T11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8" calcext:value-type="float">
            <text:p>8</text:p>
          </table:table-cell>
          <table:table-cell table:style-name="ce30" table:number-columns-repeated="2"/>
          <table:table-cell table:style-name="ce62" table:formula="of:=COUNTIF([.E12:.T12];&quot;P&quot;)/(COUNTIF([.E12:.T12];&quot;P&quot;)+COUNTIF([.E12:.T12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2"/>
          <table:table-cell table:style-name="ce62" table:formula="of:=COUNTIF([.E13:.T13];&quot;P&quot;)/(COUNTIF([.E13:.T13];&quot;P&quot;)+COUNTIF([.E13:.T13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62" table:formula="of:=COUNTIF([.E14:.T14];&quot;P&quot;)/(COUNTIF([.E14:.T14];&quot;P&quot;)+COUNTIF([.E14:.T14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62" table:formula="of:=COUNTIF([.E15:.T15];&quot;P&quot;)/(COUNTIF([.E15:.T15];&quot;P&quot;)+COUNTIF([.E15:.T15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2"/>
          <table:table-cell table:style-name="ce62" table:formula="of:=COUNTIF([.E16:.T16];&quot;P&quot;)/(COUNTIF([.E16:.T16];&quot;P&quot;)+COUNTIF([.E16:.T16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number-columns-repeated="2"/>
          <table:table-cell table:style-name="ce62" table:formula="of:=COUNTIF([.E17:.T17];&quot;P&quot;)/(COUNTIF([.E17:.T17];&quot;P&quot;)+COUNTIF([.E17:.T17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2"/>
          <table:table-cell table:style-name="ce62" table:formula="of:=COUNTIF([.E18:.T18];&quot;P&quot;)/(COUNTIF([.E18:.T18];&quot;P&quot;)+COUNTIF([.E18:.T18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5" calcext:value-type="float">
            <text:p>15</text:p>
          </table:table-cell>
          <table:table-cell table:style-name="ce28" table:number-columns-repeated="2"/>
          <table:table-cell table:style-name="ce62" table:formula="of:=COUNTIF([.E19:.T19];&quot;P&quot;)/(COUNTIF([.E19:.T19];&quot;P&quot;)+COUNTIF([.E19:.T19];&quot;A&quot;))*100" office:value-type="string" office:string-value="" calcext:value-type="error">
            <text:p>#DIV/0!</text:p>
          </table:table-cell>
          <table:table-cell table:style-name="ce65" table:number-columns-repeated="6"/>
          <table:table-cell table:style-name="ce64" table:number-columns-repeated="19"/>
          <table:table-cell table:style-name="ce50"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2"/>
          <table:table-cell table:style-name="ce62" table:formula="of:=COUNTIF([.E20:.T20];&quot;P&quot;)/(COUNTIF([.E20:.T20];&quot;P&quot;)+COUNTIF([.E20:.T20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2"/>
          <table:table-cell table:style-name="ce62" table:formula="of:=COUNTIF([.E21:.T21];&quot;P&quot;)/(COUNTIF([.E21:.T21];&quot;P&quot;)+COUNTIF([.E21:.T21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2"/>
          <table:table-cell table:style-name="ce62" table:formula="of:=COUNTIF([.E22:.T22];&quot;P&quot;)/(COUNTIF([.E22:.T22];&quot;P&quot;)+COUNTIF([.E22:.T22];&quot;A&quot;))*100" office:value-type="string" office:string-value="" calcext:value-type="error">
            <text:p>#DIV/0!</text:p>
          </table:table-cell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2"/>
          <table:table-cell table:style-name="ce62"/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0" calcext:value-type="float">
            <text:p>20</text:p>
          </table:table-cell>
          <table:table-cell table:style-name="ce31" table:number-columns-repeated="2"/>
          <table:table-cell table:style-name="ce62"/>
          <table:table-cell table:style-name="ce31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number-columns-repeated="2"/>
          <table:table-cell table:style-name="ce62"/>
          <table:table-cell table:style-name="ce66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2"/>
          <table:table-cell table:style-name="ce62"/>
          <table:table-cell table:style-name="ce64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2"/>
          <table:table-cell table:style-name="ce62"/>
          <table:table-cell table:style-name="ce64" table:number-columns-repeated="25"/>
          <table:table-cell table:number-columns-repeated="993"/>
        </table:table-row>
        <table:table-row table:style-name="ro5" table:number-rows-repeated="8">
          <table:table-cell table:style-name="ce5"/>
          <table:table-cell table:style-name="ce16" table:number-columns-repeated="3"/>
          <table:table-cell table:style-name="ce63"/>
          <table:table-cell table:style-name="ce67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63"/>
          <table:table-cell table:style-name="ce68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63"/>
          <table:table-cell table:style-name="ce68" table:number-columns-repeated="7"/>
          <table:table-cell table:style-name="ce67" table:number-columns-repeated="13"/>
          <table:table-cell table:number-columns-repeated="998"/>
        </table:table-row>
        <table:table-row table:style-name="ro5" table:number-rows-repeated="6">
          <table:table-cell table:style-name="ce5"/>
          <table:table-cell table:style-name="ce16" table:number-columns-repeated="3"/>
          <table:table-cell table:style-name="ce63"/>
          <table:table-cell table:style-name="ce68" table:number-columns-repeated="20"/>
          <table:table-cell table:number-columns-repeated="998"/>
        </table:table-row>
        <table:table-row table:style-name="ro5" table:number-rows-repeated="2">
          <table:table-cell table:style-name="ce5"/>
          <table:table-cell table:style-name="ce22" table:number-columns-repeated="3"/>
          <table:table-cell table:style-name="ce63"/>
          <table:table-cell table:style-name="ce68" table:number-columns-repeated="20"/>
          <table:table-cell table:number-columns-repeated="998"/>
        </table:table-row>
        <table:table-row table:style-name="ro5" table:number-rows-repeated="9">
          <table:table-cell table:style-name="ce6"/>
          <table:table-cell table:style-name="ce16" table:number-columns-repeated="3"/>
          <table:table-cell table:style-name="ce63"/>
          <table:table-cell table:style-name="ce67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22" table:number-columns-repeated="3"/>
          <table:table-cell table:style-name="ce63"/>
          <table:table-cell table:style-name="ce68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63"/>
          <table:table-cell table:style-name="ce67" table:number-columns-repeated="20"/>
          <table:table-cell table:number-columns-repeated="998"/>
        </table:table-row>
        <table:table-row table:style-name="ro4" table:number-rows-repeated="1048519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FoML_LAB.F5:FoML_LAB.M6 FoML_LAB.Y6:FoML_LAB.Y23 FoML_LAB.Y5:FoML_LAB.Y5 FoML_LAB.F25:FoML_LAB.Y56 FoML_LAB.F6:FoML_LAB.X23 FoML_LAB.N5:FoML_LAB.X5 FoML_LAB.Z25:FoML_LAB.AD27 FoML_LAB.Z5:FoML_LAB.AD23">
            <calcext:condition calcext:apply-style-name="Good" calcext:value="=&quot;P&quot;" calcext:base-cell-address="ACN_LAB.F5"/>
            <calcext:condition calcext:apply-style-name="Error" calcext:value="=&quot;A&quot;" calcext:base-cell-address="ACN_LAB.F5"/>
            <calcext:condition calcext:apply-style-name="Untitled1" calcext:value="=&quot;Sign&quot;" calcext:base-cell-address="ACN_LAB.F5"/>
          </calcext:conditional-format>
          <calcext:conditional-format calcext:target-range-address="FoML_LAB.E5:FoML_LAB.E56">
            <calcext:condition calcext:apply-style-name="Text" calcext:value="=0" calcext:base-cell-address="ACN_LAB.E5"/>
            <calcext:condition calcext:apply-style-name="Bad" calcext:value="between(0,75)" calcext:base-cell-address="ACN_LAB.E5"/>
            <calcext:condition calcext:apply-style-name="Good" calcext:value="&gt;=75" calcext:base-cell-address="ACN_LAB.E5"/>
          </calcext:conditional-format>
        </calcext:conditional-formats>
      </table:table>
      <table:table table:name="ACN" table:style-name="ta1" table:print-ranges="ACN.A1:ACN.AD27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column table:style-name="co4" table:default-cell-style-name="ce37"/>
        <table:table-column table:style-name="co5" table:default-cell-style-name="ce37"/>
        <table:table-column table:style-name="co6" table:number-columns-repeated="25" table:default-cell-style-name="ce33"/>
        <table:table-column table:style-name="co7" table:number-columns-repeated="993" table:default-cell-style-name="ce33"/>
        <table:table-header-rows>
          <table:table-row table:style-name="ro1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Topic</text:p>
            </table:table-cell>
            <table:table-cell table:style-name="ce35" office:value-type="string" calcext:value-type="string" table:number-columns-spanned="1" table:number-rows-spanned="3">
              <text:p>Attendance</text:p>
            </table:table-cell>
            <table:table-cell table:style-name="ce35" table:number-columns-repeated="6"/>
            <table:table-cell table:style-name="ce21" table:number-columns-repeated="19"/>
            <table:table-cell table:number-columns-repeated="993"/>
          </table:table-row>
          <table:table-row table:style-name="ro2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Day</text:p>
            </table:table-cell>
            <table:covered-table-cell table:style-name="ce35"/>
            <table:table-cell table:style-name="ce35" table:number-columns-repeated="25"/>
            <table:table-cell table:number-columns-repeated="993"/>
          </table:table-row>
          <table:table-row table:style-name="ro3">
            <table:table-cell table:style-name="ce13"/>
            <table:table-cell table:style-name="ce24" table:number-columns-repeated="2"/>
            <table:table-cell table:style-name="ce36" office:value-type="string" calcext:value-type="string">
              <text:p>Date</text:p>
            </table:table-cell>
            <table:covered-table-cell table:style-name="ce36"/>
            <table:table-cell table:style-name="ce36" table:number-columns-repeated="25"/>
            <table:table-cell table:style-name="ce47" table:number-columns-repeated="993"/>
          </table:table-row>
          <table:table-row table:style-name="ro4">
            <table:table-cell table:style-name="ce14" office:value-type="string" calcext:value-type="string">
              <text:p>Branch</text:p>
            </table:table-cell>
            <table:table-cell table:style-name="ce25" office:value-type="string" calcext:value-type="string">
              <text:p>S.No.</text:p>
            </table:table-cell>
            <table:table-cell table:style-name="ce34" office:value-type="string" calcext:value-type="string">
              <text:p>Roll Number</text:p>
            </table:table-cell>
            <table:table-cell table:style-name="ce25" office:value-type="string" calcext:value-type="string">
              <text:p>Name</text:p>
            </table:table-cell>
            <table:table-cell table:style-name="ce25" table:number-columns-repeated="16"/>
            <table:table-cell table:style-name="ce56" table:number-columns-repeated="5"/>
            <table:table-cell table:style-name="ce25"/>
            <table:table-cell table:style-name="ce56" table:number-columns-repeated="4"/>
            <table:table-cell table:style-name="ce48" table:number-columns-repeated="993"/>
          </table:table-row>
        </table:table-header-rows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69" table:formula="of:=COUNTIF([.E5:.T5];&quot;P&quot;)/(COUNTIF([.E5:.T5];&quot;P&quot;)+COUNTIF([.E5:.T5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69" table:formula="of:=COUNTIF([.E6:.T6];&quot;P&quot;)/(COUNTIF([.E6:.T6];&quot;P&quot;)+COUNTIF([.E6:.T6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69" table:formula="of:=COUNTIF([.E7:.T7];&quot;P&quot;)/(COUNTIF([.E7:.T7];&quot;P&quot;)+COUNTIF([.E7:.T7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69" table:formula="of:=COUNTIF([.E8:.T8];&quot;P&quot;)/(COUNTIF([.E8:.T8];&quot;P&quot;)+COUNTIF([.E8:.T8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69" table:formula="of:=COUNTIF([.E9:.T9];&quot;P&quot;)/(COUNTIF([.E9:.T9];&quot;P&quot;)+COUNTIF([.E9:.T9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2"/>
          <table:table-cell table:style-name="ce69" table:formula="of:=COUNTIF([.E10:.T10];&quot;P&quot;)/(COUNTIF([.E10:.T10];&quot;P&quot;)+COUNTIF([.E10:.T10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69" table:formula="of:=COUNTIF([.E11:.T11];&quot;P&quot;)/(COUNTIF([.E11:.T11];&quot;P&quot;)+COUNTIF([.E11:.T11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8" calcext:value-type="float">
            <text:p>8</text:p>
          </table:table-cell>
          <table:table-cell table:style-name="ce30" table:number-columns-repeated="2"/>
          <table:table-cell table:style-name="ce69" table:formula="of:=COUNTIF([.E12:.T12];&quot;P&quot;)/(COUNTIF([.E12:.T12];&quot;P&quot;)+COUNTIF([.E12:.T12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2"/>
          <table:table-cell table:style-name="ce69" table:formula="of:=COUNTIF([.E13:.T13];&quot;P&quot;)/(COUNTIF([.E13:.T13];&quot;P&quot;)+COUNTIF([.E13:.T13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69" table:formula="of:=COUNTIF([.E14:.T14];&quot;P&quot;)/(COUNTIF([.E14:.T14];&quot;P&quot;)+COUNTIF([.E14:.T14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69" table:formula="of:=COUNTIF([.E15:.T15];&quot;P&quot;)/(COUNTIF([.E15:.T15];&quot;P&quot;)+COUNTIF([.E15:.T15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2"/>
          <table:table-cell table:style-name="ce69" table:formula="of:=COUNTIF([.E16:.T16];&quot;P&quot;)/(COUNTIF([.E16:.T16];&quot;P&quot;)+COUNTIF([.E16:.T16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number-columns-repeated="2"/>
          <table:table-cell table:style-name="ce69" table:formula="of:=COUNTIF([.E17:.T17];&quot;P&quot;)/(COUNTIF([.E17:.T17];&quot;P&quot;)+COUNTIF([.E17:.T17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2"/>
          <table:table-cell table:style-name="ce69" table:formula="of:=COUNTIF([.E18:.T18];&quot;P&quot;)/(COUNTIF([.E18:.T18];&quot;P&quot;)+COUNTIF([.E18:.T18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5" calcext:value-type="float">
            <text:p>15</text:p>
          </table:table-cell>
          <table:table-cell table:style-name="ce28" table:number-columns-repeated="2"/>
          <table:table-cell table:style-name="ce69" table:formula="of:=COUNTIF([.E19:.T19];&quot;P&quot;)/(COUNTIF([.E19:.T19];&quot;P&quot;)+COUNTIF([.E19:.T19];&quot;A&quot;))*100" office:value-type="string" office:string-value="" calcext:value-type="error">
            <text:p>#DIV/0!</text:p>
          </table:table-cell>
          <table:table-cell table:style-name="ce72" table:number-columns-repeated="6"/>
          <table:table-cell table:style-name="ce71" table:number-columns-repeated="19"/>
          <table:table-cell table:style-name="ce50"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2"/>
          <table:table-cell table:style-name="ce69" table:formula="of:=COUNTIF([.E20:.T20];&quot;P&quot;)/(COUNTIF([.E20:.T20];&quot;P&quot;)+COUNTIF([.E20:.T20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2"/>
          <table:table-cell table:style-name="ce69" table:formula="of:=COUNTIF([.E21:.T21];&quot;P&quot;)/(COUNTIF([.E21:.T21];&quot;P&quot;)+COUNTIF([.E21:.T21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2"/>
          <table:table-cell table:style-name="ce69" table:formula="of:=COUNTIF([.E22:.T22];&quot;P&quot;)/(COUNTIF([.E22:.T22];&quot;P&quot;)+COUNTIF([.E22:.T22];&quot;A&quot;))*100" office:value-type="string" office:string-value="" calcext:value-type="error">
            <text:p>#DIV/0!</text:p>
          </table:table-cell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2"/>
          <table:table-cell table:style-name="ce69"/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0" calcext:value-type="float">
            <text:p>20</text:p>
          </table:table-cell>
          <table:table-cell table:style-name="ce31" table:number-columns-repeated="2"/>
          <table:table-cell table:style-name="ce69"/>
          <table:table-cell table:style-name="ce31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number-columns-repeated="2"/>
          <table:table-cell table:style-name="ce69"/>
          <table:table-cell table:style-name="ce73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2"/>
          <table:table-cell table:style-name="ce69"/>
          <table:table-cell table:style-name="ce71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2"/>
          <table:table-cell table:style-name="ce69"/>
          <table:table-cell table:style-name="ce71" table:number-columns-repeated="25"/>
          <table:table-cell table:number-columns-repeated="993"/>
        </table:table-row>
        <table:table-row table:style-name="ro5" table:number-rows-repeated="8">
          <table:table-cell table:style-name="ce5"/>
          <table:table-cell table:style-name="ce16" table:number-columns-repeated="3"/>
          <table:table-cell table:style-name="ce70"/>
          <table:table-cell table:style-name="ce74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70"/>
          <table:table-cell table:style-name="ce75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70"/>
          <table:table-cell table:style-name="ce75" table:number-columns-repeated="7"/>
          <table:table-cell table:style-name="ce74" table:number-columns-repeated="13"/>
          <table:table-cell table:number-columns-repeated="998"/>
        </table:table-row>
        <table:table-row table:style-name="ro5" table:number-rows-repeated="6">
          <table:table-cell table:style-name="ce5"/>
          <table:table-cell table:style-name="ce16" table:number-columns-repeated="3"/>
          <table:table-cell table:style-name="ce70"/>
          <table:table-cell table:style-name="ce75" table:number-columns-repeated="20"/>
          <table:table-cell table:number-columns-repeated="998"/>
        </table:table-row>
        <table:table-row table:style-name="ro5" table:number-rows-repeated="2">
          <table:table-cell table:style-name="ce5"/>
          <table:table-cell table:style-name="ce22" table:number-columns-repeated="3"/>
          <table:table-cell table:style-name="ce70"/>
          <table:table-cell table:style-name="ce75" table:number-columns-repeated="20"/>
          <table:table-cell table:number-columns-repeated="998"/>
        </table:table-row>
        <table:table-row table:style-name="ro5" table:number-rows-repeated="9">
          <table:table-cell table:style-name="ce6"/>
          <table:table-cell table:style-name="ce16" table:number-columns-repeated="3"/>
          <table:table-cell table:style-name="ce70"/>
          <table:table-cell table:style-name="ce74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22" table:number-columns-repeated="3"/>
          <table:table-cell table:style-name="ce70"/>
          <table:table-cell table:style-name="ce75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70"/>
          <table:table-cell table:style-name="ce74" table:number-columns-repeated="20"/>
          <table:table-cell table:number-columns-repeated="998"/>
        </table:table-row>
        <table:table-row table:style-name="ro4" table:number-rows-repeated="1048519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ACN.F5:ACN.M6 ACN.Y5:ACN.AD23 ACN.F25:ACN.Y56 ACN.F6:ACN.X23 ACN.N5:ACN.X5 ACN.Z25:ACN.AD27">
            <calcext:condition calcext:apply-style-name="Good" calcext:value="=&quot;P&quot;" calcext:base-cell-address="ACN.F5"/>
            <calcext:condition calcext:apply-style-name="Error" calcext:value="=&quot;A&quot;" calcext:base-cell-address="ACN.F5"/>
            <calcext:condition calcext:apply-style-name="Untitled1" calcext:value="=&quot;Sign&quot;" calcext:base-cell-address="ACN.F5"/>
          </calcext:conditional-format>
          <calcext:conditional-format calcext:target-range-address="ACN.E5:ACN.E56">
            <calcext:condition calcext:apply-style-name="Text" calcext:value="=0" calcext:base-cell-address="ACN.E5"/>
            <calcext:condition calcext:apply-style-name="Bad" calcext:value="between(0,75)" calcext:base-cell-address="ACN.E5"/>
            <calcext:condition calcext:apply-style-name="Good" calcext:value="&gt;=75" calcext:base-cell-address="ACN.E5"/>
          </calcext:conditional-format>
        </calcext:conditional-formats>
      </table:table>
      <table:table table:name="ACN_LAB" table:style-name="ta1" table:print-ranges="ACN_LAB.A1:ACN_LAB.AD27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column table:style-name="co4" table:default-cell-style-name="ce37"/>
        <table:table-column table:style-name="co5" table:default-cell-style-name="ce37"/>
        <table:table-column table:style-name="co6" table:number-columns-repeated="25" table:default-cell-style-name="ce33"/>
        <table:table-column table:style-name="co7" table:number-columns-repeated="993" table:default-cell-style-name="ce33"/>
        <table:table-header-rows>
          <table:table-row table:style-name="ro1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Topic</text:p>
            </table:table-cell>
            <table:table-cell table:style-name="ce35" office:value-type="string" calcext:value-type="string" table:number-columns-spanned="1" table:number-rows-spanned="3">
              <text:p>Attendance</text:p>
            </table:table-cell>
            <table:table-cell table:style-name="ce35" table:number-columns-repeated="6"/>
            <table:table-cell table:style-name="ce21" table:number-columns-repeated="19"/>
            <table:table-cell table:number-columns-repeated="993"/>
          </table:table-row>
          <table:table-row table:style-name="ro2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Day</text:p>
            </table:table-cell>
            <table:covered-table-cell table:style-name="ce35"/>
            <table:table-cell table:style-name="ce35" table:number-columns-repeated="25"/>
            <table:table-cell table:number-columns-repeated="993"/>
          </table:table-row>
          <table:table-row table:style-name="ro3">
            <table:table-cell table:style-name="ce13"/>
            <table:table-cell table:style-name="ce24" table:number-columns-repeated="2"/>
            <table:table-cell table:style-name="ce36" office:value-type="string" calcext:value-type="string">
              <text:p>Date</text:p>
            </table:table-cell>
            <table:covered-table-cell table:style-name="ce36"/>
            <table:table-cell table:style-name="ce36" table:number-columns-repeated="25"/>
            <table:table-cell table:style-name="ce47" table:number-columns-repeated="993"/>
          </table:table-row>
          <table:table-row table:style-name="ro4">
            <table:table-cell table:style-name="ce14" office:value-type="string" calcext:value-type="string">
              <text:p>Branch</text:p>
            </table:table-cell>
            <table:table-cell table:style-name="ce25" office:value-type="string" calcext:value-type="string">
              <text:p>S.No.</text:p>
            </table:table-cell>
            <table:table-cell table:style-name="ce34" office:value-type="string" calcext:value-type="string">
              <text:p>Roll Number</text:p>
            </table:table-cell>
            <table:table-cell table:style-name="ce25" office:value-type="string" calcext:value-type="string">
              <text:p>Name</text:p>
            </table:table-cell>
            <table:table-cell table:style-name="ce25" table:number-columns-repeated="16"/>
            <table:table-cell table:style-name="ce56" table:number-columns-repeated="5"/>
            <table:table-cell table:style-name="ce25"/>
            <table:table-cell table:style-name="ce56" table:number-columns-repeated="4"/>
            <table:table-cell table:style-name="ce48" table:number-columns-repeated="993"/>
          </table:table-row>
        </table:table-header-rows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76" table:formula="of:=COUNTIF([.E5:.T5];&quot;P&quot;)/(COUNTIF([.E5:.T5];&quot;P&quot;)+COUNTIF([.E5:.T5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76" table:formula="of:=COUNTIF([.E6:.T6];&quot;P&quot;)/(COUNTIF([.E6:.T6];&quot;P&quot;)+COUNTIF([.E6:.T6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76" table:formula="of:=COUNTIF([.E7:.T7];&quot;P&quot;)/(COUNTIF([.E7:.T7];&quot;P&quot;)+COUNTIF([.E7:.T7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76" table:formula="of:=COUNTIF([.E8:.T8];&quot;P&quot;)/(COUNTIF([.E8:.T8];&quot;P&quot;)+COUNTIF([.E8:.T8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76" table:formula="of:=COUNTIF([.E9:.T9];&quot;P&quot;)/(COUNTIF([.E9:.T9];&quot;P&quot;)+COUNTIF([.E9:.T9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2"/>
          <table:table-cell table:style-name="ce76" table:formula="of:=COUNTIF([.E10:.T10];&quot;P&quot;)/(COUNTIF([.E10:.T10];&quot;P&quot;)+COUNTIF([.E10:.T10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76" table:formula="of:=COUNTIF([.E11:.T11];&quot;P&quot;)/(COUNTIF([.E11:.T11];&quot;P&quot;)+COUNTIF([.E11:.T11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8" calcext:value-type="float">
            <text:p>8</text:p>
          </table:table-cell>
          <table:table-cell table:style-name="ce30" table:number-columns-repeated="2"/>
          <table:table-cell table:style-name="ce76" table:formula="of:=COUNTIF([.E12:.T12];&quot;P&quot;)/(COUNTIF([.E12:.T12];&quot;P&quot;)+COUNTIF([.E12:.T12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2"/>
          <table:table-cell table:style-name="ce76" table:formula="of:=COUNTIF([.E13:.T13];&quot;P&quot;)/(COUNTIF([.E13:.T13];&quot;P&quot;)+COUNTIF([.E13:.T13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76" table:formula="of:=COUNTIF([.E14:.T14];&quot;P&quot;)/(COUNTIF([.E14:.T14];&quot;P&quot;)+COUNTIF([.E14:.T14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76" table:formula="of:=COUNTIF([.E15:.T15];&quot;P&quot;)/(COUNTIF([.E15:.T15];&quot;P&quot;)+COUNTIF([.E15:.T15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2"/>
          <table:table-cell table:style-name="ce76" table:formula="of:=COUNTIF([.E16:.T16];&quot;P&quot;)/(COUNTIF([.E16:.T16];&quot;P&quot;)+COUNTIF([.E16:.T16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number-columns-repeated="2"/>
          <table:table-cell table:style-name="ce76" table:formula="of:=COUNTIF([.E17:.T17];&quot;P&quot;)/(COUNTIF([.E17:.T17];&quot;P&quot;)+COUNTIF([.E17:.T17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2"/>
          <table:table-cell table:style-name="ce76" table:formula="of:=COUNTIF([.E18:.T18];&quot;P&quot;)/(COUNTIF([.E18:.T18];&quot;P&quot;)+COUNTIF([.E18:.T18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5" calcext:value-type="float">
            <text:p>15</text:p>
          </table:table-cell>
          <table:table-cell table:style-name="ce28" table:number-columns-repeated="2"/>
          <table:table-cell table:style-name="ce76" table:formula="of:=COUNTIF([.E19:.T19];&quot;P&quot;)/(COUNTIF([.E19:.T19];&quot;P&quot;)+COUNTIF([.E19:.T19];&quot;A&quot;))*100" office:value-type="string" office:string-value="" calcext:value-type="error">
            <text:p>#DIV/0!</text:p>
          </table:table-cell>
          <table:table-cell table:style-name="ce79" table:number-columns-repeated="6"/>
          <table:table-cell table:style-name="ce78" table:number-columns-repeated="19"/>
          <table:table-cell table:style-name="ce50"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2"/>
          <table:table-cell table:style-name="ce76" table:formula="of:=COUNTIF([.E20:.T20];&quot;P&quot;)/(COUNTIF([.E20:.T20];&quot;P&quot;)+COUNTIF([.E20:.T20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2"/>
          <table:table-cell table:style-name="ce76" table:formula="of:=COUNTIF([.E21:.T21];&quot;P&quot;)/(COUNTIF([.E21:.T21];&quot;P&quot;)+COUNTIF([.E21:.T21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2"/>
          <table:table-cell table:style-name="ce76" table:formula="of:=COUNTIF([.E22:.T22];&quot;P&quot;)/(COUNTIF([.E22:.T22];&quot;P&quot;)+COUNTIF([.E22:.T22];&quot;A&quot;))*100" office:value-type="string" office:string-value="" calcext:value-type="error">
            <text:p>#DIV/0!</text:p>
          </table:table-cell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2"/>
          <table:table-cell table:style-name="ce76"/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0" calcext:value-type="float">
            <text:p>20</text:p>
          </table:table-cell>
          <table:table-cell table:style-name="ce31" table:number-columns-repeated="2"/>
          <table:table-cell table:style-name="ce76"/>
          <table:table-cell table:style-name="ce31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number-columns-repeated="2"/>
          <table:table-cell table:style-name="ce76"/>
          <table:table-cell table:style-name="ce80" table:number-columns-repeated="25"/>
          <table:table-cell table:style-name="ce49" table:number-columns-repeated="53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2"/>
          <table:table-cell table:style-name="ce76"/>
          <table:table-cell table:style-name="ce78" table:number-columns-repeated="25"/>
          <table:table-cell table:number-columns-repeated="993"/>
        </table:table-row>
        <table:table-row table:style-name="ro5">
          <table:table-cell table:style-name="ce15" office:value-type="string" calcext:value-type="string">
            <text:p>CSE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2"/>
          <table:table-cell table:style-name="ce76"/>
          <table:table-cell table:style-name="ce78" table:number-columns-repeated="25"/>
          <table:table-cell table:number-columns-repeated="993"/>
        </table:table-row>
        <table:table-row table:style-name="ro5" table:number-rows-repeated="8">
          <table:table-cell table:style-name="ce5"/>
          <table:table-cell table:style-name="ce16" table:number-columns-repeated="3"/>
          <table:table-cell table:style-name="ce77"/>
          <table:table-cell table:style-name="ce81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77"/>
          <table:table-cell table:style-name="ce82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77"/>
          <table:table-cell table:style-name="ce82" table:number-columns-repeated="7"/>
          <table:table-cell table:style-name="ce81" table:number-columns-repeated="13"/>
          <table:table-cell table:number-columns-repeated="998"/>
        </table:table-row>
        <table:table-row table:style-name="ro5" table:number-rows-repeated="6">
          <table:table-cell table:style-name="ce5"/>
          <table:table-cell table:style-name="ce16" table:number-columns-repeated="3"/>
          <table:table-cell table:style-name="ce77"/>
          <table:table-cell table:style-name="ce82" table:number-columns-repeated="20"/>
          <table:table-cell table:number-columns-repeated="998"/>
        </table:table-row>
        <table:table-row table:style-name="ro5" table:number-rows-repeated="2">
          <table:table-cell table:style-name="ce5"/>
          <table:table-cell table:style-name="ce22" table:number-columns-repeated="3"/>
          <table:table-cell table:style-name="ce77"/>
          <table:table-cell table:style-name="ce82" table:number-columns-repeated="20"/>
          <table:table-cell table:number-columns-repeated="998"/>
        </table:table-row>
        <table:table-row table:style-name="ro5" table:number-rows-repeated="9">
          <table:table-cell table:style-name="ce6"/>
          <table:table-cell table:style-name="ce16" table:number-columns-repeated="3"/>
          <table:table-cell table:style-name="ce77"/>
          <table:table-cell table:style-name="ce81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22" table:number-columns-repeated="3"/>
          <table:table-cell table:style-name="ce77"/>
          <table:table-cell table:style-name="ce82" table:number-columns-repeated="20"/>
          <table:table-cell table:number-columns-repeated="998"/>
        </table:table-row>
        <table:table-row table:style-name="ro5">
          <table:table-cell table:style-name="ce5"/>
          <table:table-cell table:style-name="ce16" table:number-columns-repeated="3"/>
          <table:table-cell table:style-name="ce77"/>
          <table:table-cell table:style-name="ce81" table:number-columns-repeated="20"/>
          <table:table-cell table:number-columns-repeated="998"/>
        </table:table-row>
        <table:table-row table:style-name="ro4" table:number-rows-repeated="1048519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ACN_LAB.F5:ACN_LAB.M6 ACN_LAB.Y5:ACN_LAB.AD23 ACN_LAB.F25:ACN_LAB.Y56 ACN_LAB.F6:ACN_LAB.X23 ACN_LAB.N5:ACN_LAB.X5 ACN_LAB.Z25:ACN_LAB.AD27">
            <calcext:condition calcext:apply-style-name="Good" calcext:value="=&quot;P&quot;" calcext:base-cell-address="FoML.F5"/>
            <calcext:condition calcext:apply-style-name="Error" calcext:value="=&quot;A&quot;" calcext:base-cell-address="FoML.F5"/>
            <calcext:condition calcext:apply-style-name="Untitled1" calcext:value="=&quot;Sign&quot;" calcext:base-cell-address="FoML.F5"/>
          </calcext:conditional-format>
          <calcext:conditional-format calcext:target-range-address="ACN_LAB.E5:ACN_LAB.E56">
            <calcext:condition calcext:apply-style-name="Text" calcext:value="=0" calcext:base-cell-address="FoML.E5"/>
            <calcext:condition calcext:apply-style-name="Bad" calcext:value="between(0,75)" calcext:base-cell-address="FoML.E5"/>
            <calcext:condition calcext:apply-style-name="Good" calcext:value="&gt;=75" calcext:base-cell-address="FoML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3:10:16.438017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11-21T13:17:11.860431784</dc:date>
    <meta:editing-duration>PT4H10M24S</meta:editing-duration>
    <meta:editing-cycles>95</meta:editing-cycles>
    <meta:generator>LibreOffice/6.4.7.2$Linux_X86_64 LibreOffice_project/40$Build-2</meta:generator>
    <meta:document-statistic meta:table-count="4" meta:cell-count="288" meta:object-count="0"/>
  </office:meta>
</office:document-meta>
</file>